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08"/>
    <style:style style:name="ce4" style:family="table-cell" style:parent-style-name="Default" style:data-style-name="N11"/>
    <style:style style:name="ce2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9cm" svg:height="11.65cm" svg:x="9.04cm" svg:y="0.045cm">
            <draw:object draw:notify-on-update-of-ranges="Planilha1.B2:Planilha1.B21 Planilha1.B1:Planilha1.B1 Planilha1.A2:Planilha1.A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11.469cm" svg:x="27.141cm" svg:y="0cm">
            <draw:object draw:notify-on-update-of-ranges="Planilha1.B2:Planilha1.B21 Planilha1.B1:Planilha1.B1 Planilha1.A2:Planilha1.A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am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ax+b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0.0000536*1000" office:value-type="float" office:value="0.0536" calcext:value-type="float">
            <text:p>0,0536</text:p>
          </table:table-cell>
          <table:table-cell table:style-name="ce2" office:value-type="float" office:value="9.18176172133775" calcext:value-type="float">
            <text:p>9,18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formula="of:=0.0000412*1000" office:value-type="float" office:value="0.0412" calcext:value-type="float">
            <text:p>0,0412</text:p>
          </table:table-cell>
          <table:table-cell table:style-name="ce2" office:value-type="float" office:value="8.95601088616035" calcext:value-type="float">
            <text:p>8,95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formula="of:=0.0000672*1000" office:value-type="float" office:value="0.0672" calcext:value-type="float">
            <text:p>0,0672</text:p>
          </table:table-cell>
          <table:table-cell table:style-name="ce2" office:value-type="float" office:value="9.42935941153232" calcext:value-type="float">
            <text:p>9,42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0.000111*1000" office:value-type="float" office:value="0.111" calcext:value-type="float">
            <text:p>0,1110</text:p>
          </table:table-cell>
          <table:table-cell table:style-name="ce2" office:value-type="float" office:value="10.226769619659" calcext:value-type="float">
            <text:p>10,22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table:formula="of:=0.000157*1000" office:value-type="float" office:value="0.157" calcext:value-type="float">
            <text:p>0,1570</text:p>
          </table:table-cell>
          <table:table-cell table:style-name="ce2" office:value-type="float" office:value="11.0642323953171" calcext:value-type="float">
            <text:p>11,06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table:formula="of:=0.000192*1000" office:value-type="float" office:value="0.192" calcext:value-type="float">
            <text:p>0,1920</text:p>
          </table:table-cell>
          <table:table-cell table:style-name="ce2" office:value-type="float" office:value="11.7014323333178" calcext:value-type="float">
            <text:p>11,70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table:formula="of:=0.000255*1000" office:value-type="float" office:value="0.255" calcext:value-type="float">
            <text:p>0,2550</text:p>
          </table:table-cell>
          <table:table-cell table:style-name="ce2" office:value-type="float" office:value="12.8483922217191" calcext:value-type="float">
            <text:p>12,84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table:formula="of:=0.000419*1000" office:value-type="float" office:value="0.419" calcext:value-type="float">
            <text:p>0,4190</text:p>
          </table:table-cell>
          <table:table-cell table:style-name="ce2" office:value-type="float" office:value="15.8341290740655" calcext:value-type="float">
            <text:p>15,83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table:formula="of:=0.00048*1000" office:value-type="float" office:value="0.48" calcext:value-type="float">
            <text:p>0,4800</text:p>
          </table:table-cell>
          <table:table-cell table:style-name="ce2" office:value-type="float" office:value="16.9446775374382" calcext:value-type="float">
            <text:p>16,94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table:formula="of:=0.000587*1000" office:value-type="float" office:value="0.587" calcext:value-type="float">
            <text:p>0,5870</text:p>
          </table:table-cell>
          <table:table-cell table:style-name="ce2" office:value-type="float" office:value="18.892688776469" calcext:value-type="float">
            <text:p>18,89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table:formula="of:=0.000667*1000" office:value-type="float" office:value="0.667" calcext:value-type="float">
            <text:p>0,6670</text:p>
          </table:table-cell>
          <table:table-cell table:style-name="ce2" office:value-type="float" office:value="20.3491457776135" calcext:value-type="float">
            <text:p>20,34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table:formula="of:=0.000708*1000" office:value-type="float" office:value="0.708" calcext:value-type="float">
            <text:p>0,7080</text:p>
          </table:table-cell>
          <table:table-cell table:style-name="ce2" office:value-type="float" office:value="21.0955799907001" calcext:value-type="float">
            <text:p>21,09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table:formula="of:=0.000775*1000" office:value-type="float" office:value="0.775" calcext:value-type="float">
            <text:p>0,7750</text:p>
          </table:table-cell>
          <table:table-cell table:style-name="ce2" office:value-type="float" office:value="22.3153627291587" calcext:value-type="float">
            <text:p>22,31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table:formula="of:=0.000912*1000" office:value-type="float" office:value="0.912" calcext:value-type="float">
            <text:p>0,9120</text:p>
          </table:table-cell>
          <table:table-cell table:style-name="ce2" office:value-type="float" office:value="24.8095453436187" calcext:value-type="float">
            <text:p>24,81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table:formula="of:=0.00131*1000" office:value-type="float" office:value="1.31" calcext:value-type="float">
            <text:p>1,3100</text:p>
          </table:table-cell>
          <table:table-cell table:style-name="ce2" office:value-type="float" office:value="32.0554189243128" calcext:value-type="float">
            <text:p>32,05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0.0014*1000" office:value-type="float" office:value="1.4" calcext:value-type="float">
            <text:p>1,4000</text:p>
          </table:table-cell>
          <table:table-cell table:style-name="ce2" office:value-type="float" office:value="33.6939330506004" calcext:value-type="float">
            <text:p>33,69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table:formula="of:=0.00129*1000" office:value-type="float" office:value="1.29" calcext:value-type="float">
            <text:p>1,2900</text:p>
          </table:table-cell>
          <table:table-cell table:style-name="ce2" office:value-type="float" office:value="31.6913046740267" calcext:value-type="float">
            <text:p>31,69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table:formula="of:=0.00106*1000" office:value-type="float" office:value="1.06" calcext:value-type="float">
            <text:p>1,0600</text:p>
          </table:table-cell>
          <table:table-cell table:style-name="ce2" office:value-type="float" office:value="27.5039907957361" calcext:value-type="float">
            <text:p>27,504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table:formula="of:=0.00123*1000" office:value-type="float" office:value="1.23" calcext:value-type="float">
            <text:p>1,2300</text:p>
          </table:table-cell>
          <table:table-cell table:style-name="ce2" office:value-type="float" office:value="30.5989619231682" calcext:value-type="float">
            <text:p>30,59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table:formula="of:=0.00234*1000" office:value-type="float" office:value="2.34" calcext:value-type="float">
            <text:p>2,3400</text:p>
          </table:table-cell>
          <table:table-cell table:style-name="ce2" office:value-type="float" office:value="50.8073028140488" calcext:value-type="float">
            <text:p>50,807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<text:span text:style-name="T1">Regressão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lo de regressão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ída bruta do PROJ.LIN</text:p>
          </table:table-cell>
          <table:table-cell table:number-columns-repeated="6"/>
        </table:table-row>
        <table:table-row table:style-name="ro1">
          <table:table-cell table:number-matrix-columns-spanned="2" table:number-matrix-rows-spanned="5" table:formula="of:=LINEST([.$A$2:.$A$21] ; [.$B$2:.$B$21] ; 1 ; 1)" office:value-type="float" office:value="18.2057125143068" calcext:value-type="float">
            <text:p>18,2057125143068</text:p>
          </table:table-cell>
          <table:table-cell office:value-type="float" office:value="8.20593553057091" calcext:value-type="float">
            <text:p>8,20593553057091</text:p>
          </table:table-cell>
          <table:table-cell table:number-columns-repeated="5"/>
        </table:table-row>
        <table:table-row table:style-name="ro1">
          <table:table-cell office:value-type="float" office:value="1.77563108229417" calcext:value-type="float">
            <text:p>1,77563108229417</text:p>
          </table:table-cell>
          <table:table-cell office:value-type="float" office:value="1.62396471835317" calcext:value-type="float">
            <text:p>1,62396471835317</text:p>
          </table:table-cell>
          <table:table-cell table:number-columns-repeated="5"/>
        </table:table-row>
        <table:table-row table:style-name="ro1">
          <table:table-cell office:value-type="float" office:value="0.853808220254603" calcext:value-type="float">
            <text:p>0,853808220254603</text:p>
          </table:table-cell>
          <table:table-cell office:value-type="float" office:value="4.64799917600607" calcext:value-type="float">
            <text:p>4,64799917600607</text:p>
          </table:table-cell>
          <table:table-cell table:number-columns-repeated="5"/>
        </table:table-row>
        <table:table-row table:style-name="ro1">
          <table:table-cell office:value-type="float" office:value="105.125937938154" calcext:value-type="float">
            <text:p>105,125937938154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2271.12986587724" calcext:value-type="float">
            <text:p>2271,12986587724</text:p>
          </table:table-cell>
          <table:table-cell office:value-type="float" office:value="388.870134122755" calcext:value-type="float">
            <text:p>388,87013412275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tatísticas da regressã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²</text:p>
          </table:table-cell>
          <table:table-cell table:style-name="ce4" table:formula="of:=[.$A$30]" office:value-type="percentage" office:value="0.853808220254603" calcext:value-type="percentage">
            <text:p>85,3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o padrão</text:p>
          </table:table-cell>
          <table:table-cell table:formula="of:=[.$B$30]" office:value-type="float" office:value="4.64799917600607" calcext:value-type="float">
            <text:p>4,64799917600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agem de variáveis X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servações</text:p>
          </table:table-cell>
          <table:table-cell table:formula="of:=20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² ajustado</text:p>
          </table:table-cell>
          <table:table-cell table:formula="of:=1 - (1 - [.$A$30])*([.$B$38] - 1)/([.$B$38] - [.$B$37] - 1)" office:value-type="float" office:value="0.845686454713192" calcext:value-type="float">
            <text:p>0,84568645471319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álise da variância (ANOVA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ância F</text:p>
          </table:table-cell>
          <table:table-cell/>
        </table:table-row>
        <table:table-row table:style-name="ro1">
          <table:table-cell office:value-type="string" calcext:value-type="string">
            <text:p>Regressão</text:p>
          </table:table-cell>
          <table:table-cell table:formula="of:=[.$B$37]" office:value-type="float" office:value="1" calcext:value-type="float">
            <text:p>1</text:p>
          </table:table-cell>
          <table:table-cell table:formula="of:=[.$A$32]" office:value-type="float" office:value="2271.12986587724" calcext:value-type="float">
            <text:p>2271,12986587724</text:p>
          </table:table-cell>
          <table:table-cell table:formula="of:=[.$A$32] / [.$B$43]" office:value-type="float" office:value="2271.12986587724" calcext:value-type="float">
            <text:p>2271,12986587724</text:p>
          </table:table-cell>
          <table:table-cell table:formula="of:=[.$A$31]" office:value-type="float" office:value="105.125937938154" calcext:value-type="float">
            <text:p>105,125937938154</text:p>
          </table:table-cell>
          <table:table-cell table:formula="of:=LEGACY.FDIST([.$A$31] ; [.$B$43] ; [.$B$31])" office:value-type="float" office:value="0.00000000607088408291" calcext:value-type="float">
            <text:p>6,07088408291423E-09</text:p>
          </table:table-cell>
          <table:table-cell/>
        </table:table-row>
        <table:table-row table:style-name="ro1">
          <table:table-cell office:value-type="string" calcext:value-type="string">
            <text:p>Residual</text:p>
          </table:table-cell>
          <table:table-cell table:formula="of:=[.$B$31]" office:value-type="float" office:value="18" calcext:value-type="float">
            <text:p>18</text:p>
          </table:table-cell>
          <table:table-cell table:formula="of:=[.$B$32]" office:value-type="float" office:value="388.870134122755" calcext:value-type="float">
            <text:p>388,870134122755</text:p>
          </table:table-cell>
          <table:table-cell table:formula="of:=[.$B$32] / [.$B$31]" office:value-type="float" office:value="21.6038963401531" calcext:value-type="float">
            <text:p>21,60389634015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[.$B$43] + [.$B$31]" office:value-type="float" office:value="19" calcext:value-type="float">
            <text:p>19</text:p>
          </table:table-cell>
          <table:table-cell table:formula="of:=[.$A$32] + [.$B$32]" office:value-type="float" office:value="2660" calcext:value-type="float">
            <text:p>26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ível de confiança</text:p>
          </table:table-cell>
          <table:table-cell office:value-type="float" office:value="0.95" calcext:value-type="float">
            <text:p>0,9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eficientes</text:p>
          </table:table-cell>
          <table:table-cell office:value-type="string" calcext:value-type="string">
            <text:p>Erro padrão</text:p>
          </table:table-cell>
          <table:table-cell office:value-type="string" calcext:value-type="string">
            <text:p>Estatística-t</text:p>
          </table:table-cell>
          <table:table-cell office:value-type="string" calcext:value-type="string">
            <text:p>Valor P</text:p>
          </table:table-cell>
          <table:table-cell table:formula="of:=COM.MICROSOFT.CONCAT(&quot;Inferior &quot; ; INT([.$B$47] * 100) ; &quot;%&quot;)" office:value-type="string" office:string-value="Inferior 95%" calcext:value-type="string">
            <text:p>Inferior 95%</text:p>
          </table:table-cell>
          <table:table-cell table:formula="of:=COM.MICROSOFT.CONCAT(&quot;Superior &quot; ; INT([.$B$47] * 100) ; &quot;%&quot;)" office:value-type="string" office:string-value="Superior 95%" calcext:value-type="string">
            <text:p>Superior 95%</text:p>
          </table:table-cell>
        </table:table-row>
        <table:table-row table:style-name="ro1">
          <table:table-cell table:formula="of:=&quot;Interceptação&quot;" office:value-type="string" office:string-value="Interceptação" calcext:value-type="string">
            <text:p>Interceptação</text:p>
          </table:table-cell>
          <table:table-cell table:number-matrix-columns-spanned="1" table:number-matrix-rows-spanned="2" table:formula="of:=INDEX([.$A$28:.$B$28]; 1 ; 52 - ROW())" office:value-type="float" office:value="8.20593553057091" calcext:value-type="float">
            <text:p>8,20593553057091</text:p>
          </table:table-cell>
          <table:table-cell table:number-matrix-columns-spanned="1" table:number-matrix-rows-spanned="2" table:formula="of:=INDEX([.$A$29:.$B$29]; 1 ; 52 - ROW())" office:value-type="float" office:value="1.62396471835317" calcext:value-type="float">
            <text:p>1,62396471835317</text:p>
          </table:table-cell>
          <table:table-cell table:number-matrix-columns-spanned="1" table:number-matrix-rows-spanned="2" table:formula="of:=[.$B$50:.$B$51] / [.$C$50:.$C$51]" office:value-type="float" office:value="5.05302574485263" calcext:value-type="float">
            <text:p>5,05302574485263</text:p>
          </table:table-cell>
          <table:table-cell table:number-matrix-columns-spanned="1" table:number-matrix-rows-spanned="2" table:formula="of:=LEGACY.TDIST(ABS([.$D$50:.$D$51]) ; [.$B$31] ; 2 )" office:value-type="float" office:value="0.0000827869259002296" calcext:value-type="float">
            <text:p>8,27869259002296E-05</text:p>
          </table:table-cell>
          <table:table-cell table:number-matrix-columns-spanned="1" table:number-matrix-rows-spanned="2" table:formula="of:=[.$B$50:.$B$51] - [.$C$50:.$C$51] * TINV(1 - [.$B$47] ; [.$B$31])" office:value-type="float" office:value="4.79411226120891" calcext:value-type="float">
            <text:p>4,79411226120891</text:p>
          </table:table-cell>
          <table:table-cell table:number-matrix-columns-spanned="1" table:number-matrix-rows-spanned="2" table:formula="of:=[.$B$50:.$B$51] + [.$C$50:.$C$51] * TINV(1 - [.$B$47] ; [.$B$31])" office:value-type="float" office:value="11.6177587999329" calcext:value-type="float">
            <text:p>11,6177587999329</text:p>
          </table:table-cell>
        </table:table-row>
        <table:table-row table:style-name="ro1">
          <table:table-cell table:formula="of:=[.$B$1]" office:value-type="string" office:string-value="tempo" calcext:value-type="string">
            <text:p>tempo</text:p>
          </table:table-cell>
          <table:table-cell office:value-type="float" office:value="18.2057125143068" calcext:value-type="float">
            <text:p>18,2057125143068</text:p>
          </table:table-cell>
          <table:table-cell office:value-type="float" office:value="1.77563108229417" calcext:value-type="float">
            <text:p>1,77563108229417</text:p>
          </table:table-cell>
          <table:table-cell office:value-type="float" office:value="10.2530940665808" calcext:value-type="float">
            <text:p>10,2530940665808</text:p>
          </table:table-cell>
          <table:table-cell office:value-type="float" office:value="0.00000000607088408291" calcext:value-type="float">
            <text:p>6,07088408291423E-09</text:p>
          </table:table-cell>
          <table:table-cell office:value-type="float" office:value="14.4752500381779" calcext:value-type="float">
            <text:p>14,4752500381779</text:p>
          </table:table-cell>
          <table:table-cell office:value-type="float" office:value="21.9361749904356" calcext:value-type="float">
            <text:p>21,936174990435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f:=[.$B$1]" office:value-type="string" office:string-value="tempo" calcext:value-type="string">
            <text:p>tempo</text:p>
          </table:table-cell>
          <table:table-cell office:value-type="string" calcext:value-type="string">
            <text:p>Y previsto</text:p>
          </table:table-cell>
          <table:table-cell table:formula="of:=[.$A$1]" office:value-type="string" office:string-value="tam" calcext:value-type="string">
            <text:p>tam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table:number-matrix-columns-spanned="1" table:number-matrix-rows-spanned="20" table:formula="of:=[.$B$2:.$B$21]" office:value-type="float" office:value="0.0536" calcext:value-type="float">
            <text:p>0,0536</text:p>
          </table:table-cell>
          <table:table-cell table:number-matrix-columns-spanned="1" table:number-matrix-rows-spanned="20" table:formula="of:=MMULT([.$A$54:.$A$73] ; [.$B$51]) + [.$B$50]" office:value-type="float" office:value="9.18176172133775" calcext:value-type="float">
            <text:p>9,18176172133775</text:p>
          </table:table-cell>
          <table:table-cell table:number-matrix-columns-spanned="1" table:number-matrix-rows-spanned="20" table:formula="of:=[.$A$2:.$A$21]" office:value-type="float" office:value="2" calcext:value-type="float">
            <text:p>2</text:p>
          </table:table-cell>
          <table:table-cell table:number-matrix-columns-spanned="1" table:number-matrix-rows-spanned="20" table:formula="of:=[.$C$54:.$C$73] - [.$B$54:.$B$73]" office:value-type="float" office:value="-7.18176172133775" calcext:value-type="float">
            <text:p>-7,18176172133775</text:p>
          </table:table-cell>
          <table:table-cell table:number-columns-repeated="3"/>
        </table:table-row>
        <table:table-row table:style-name="ro1">
          <table:table-cell office:value-type="float" office:value="0.0412" calcext:value-type="float">
            <text:p>0,0412</text:p>
          </table:table-cell>
          <table:table-cell office:value-type="float" office:value="8.95601088616035" calcext:value-type="float">
            <text:p>8,95601088616035</text:p>
          </table:table-cell>
          <table:table-cell office:value-type="float" office:value="4" calcext:value-type="float">
            <text:p>4</text:p>
          </table:table-cell>
          <table:table-cell office:value-type="float" office:value="-4.95601088616035" calcext:value-type="float">
            <text:p>-4,95601088616035</text:p>
          </table:table-cell>
          <table:table-cell table:number-columns-repeated="3"/>
        </table:table-row>
        <table:table-row table:style-name="ro1">
          <table:table-cell office:value-type="float" office:value="0.0672" calcext:value-type="float">
            <text:p>0,0672</text:p>
          </table:table-cell>
          <table:table-cell office:value-type="float" office:value="9.42935941153233" calcext:value-type="float">
            <text:p>9,42935941153233</text:p>
          </table:table-cell>
          <table:table-cell office:value-type="float" office:value="6" calcext:value-type="float">
            <text:p>6</text:p>
          </table:table-cell>
          <table:table-cell office:value-type="float" office:value="-3.42935941153233" calcext:value-type="float">
            <text:p>-3,42935941153233</text:p>
          </table:table-cell>
          <table:table-cell table:number-columns-repeated="3"/>
        </table:table-row>
        <table:table-row table:style-name="ro1">
          <table:table-cell office:value-type="float" office:value="0.111" calcext:value-type="float">
            <text:p>0,111</text:p>
          </table:table-cell>
          <table:table-cell office:value-type="float" office:value="10.226769619659" calcext:value-type="float">
            <text:p>10,226769619659</text:p>
          </table:table-cell>
          <table:table-cell office:value-type="float" office:value="8" calcext:value-type="float">
            <text:p>8</text:p>
          </table:table-cell>
          <table:table-cell office:value-type="float" office:value="-2.22676961965896" calcext:value-type="float">
            <text:p>-2,22676961965896</text:p>
          </table:table-cell>
          <table:table-cell table:number-columns-repeated="3"/>
        </table:table-row>
        <table:table-row table:style-name="ro1">
          <table:table-cell office:value-type="float" office:value="0.157" calcext:value-type="float">
            <text:p>0,157</text:p>
          </table:table-cell>
          <table:table-cell office:value-type="float" office:value="11.0642323953171" calcext:value-type="float">
            <text:p>11,0642323953171</text:p>
          </table:table-cell>
          <table:table-cell office:value-type="float" office:value="10" calcext:value-type="float">
            <text:p>10</text:p>
          </table:table-cell>
          <table:table-cell office:value-type="float" office:value="-1.06423239531707" calcext:value-type="float">
            <text:p>-1,06423239531707</text:p>
          </table:table-cell>
          <table:table-cell table:number-columns-repeated="3"/>
        </table:table-row>
        <table:table-row table:style-name="ro1">
          <table:table-cell office:value-type="float" office:value="0.192" calcext:value-type="float">
            <text:p>0,192</text:p>
          </table:table-cell>
          <table:table-cell office:value-type="float" office:value="11.7014323333178" calcext:value-type="float">
            <text:p>11,7014323333178</text:p>
          </table:table-cell>
          <table:table-cell office:value-type="float" office:value="12" calcext:value-type="float">
            <text:p>12</text:p>
          </table:table-cell>
          <table:table-cell office:value-type="float" office:value="0.298567666682189" calcext:value-type="float">
            <text:p>0,298567666682189</text:p>
          </table:table-cell>
          <table:table-cell table:number-columns-repeated="3"/>
        </table:table-row>
        <table:table-row table:style-name="ro1">
          <table:table-cell office:value-type="float" office:value="0.255" calcext:value-type="float">
            <text:p>0,255</text:p>
          </table:table-cell>
          <table:table-cell office:value-type="float" office:value="12.8483922217191" calcext:value-type="float">
            <text:p>12,8483922217191</text:p>
          </table:table-cell>
          <table:table-cell office:value-type="float" office:value="14" calcext:value-type="float">
            <text:p>14</text:p>
          </table:table-cell>
          <table:table-cell office:value-type="float" office:value="1.15160777828086" calcext:value-type="float">
            <text:p>1,15160777828086</text:p>
          </table:table-cell>
          <table:table-cell table:number-columns-repeated="3"/>
        </table:table-row>
        <table:table-row table:style-name="ro1">
          <table:table-cell office:value-type="float" office:value="0.419" calcext:value-type="float">
            <text:p>0,419</text:p>
          </table:table-cell>
          <table:table-cell office:value-type="float" office:value="15.8341290740655" calcext:value-type="float">
            <text:p>15,8341290740655</text:p>
          </table:table-cell>
          <table:table-cell office:value-type="float" office:value="16" calcext:value-type="float">
            <text:p>16</text:p>
          </table:table-cell>
          <table:table-cell office:value-type="float" office:value="0.16587092593455" calcext:value-type="float">
            <text:p>0,16587092593455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,48</text:p>
          </table:table-cell>
          <table:table-cell office:value-type="float" office:value="16.9446775374382" calcext:value-type="float">
            <text:p>16,9446775374382</text:p>
          </table:table-cell>
          <table:table-cell office:value-type="float" office:value="18" calcext:value-type="float">
            <text:p>18</text:p>
          </table:table-cell>
          <table:table-cell office:value-type="float" office:value="1.05532246256184" calcext:value-type="float">
            <text:p>1,05532246256184</text:p>
          </table:table-cell>
          <table:table-cell table:number-columns-repeated="3"/>
        </table:table-row>
        <table:table-row table:style-name="ro1">
          <table:table-cell office:value-type="float" office:value="0.587" calcext:value-type="float">
            <text:p>0,587</text:p>
          </table:table-cell>
          <table:table-cell office:value-type="float" office:value="18.892688776469" calcext:value-type="float">
            <text:p>18,892688776469</text:p>
          </table:table-cell>
          <table:table-cell office:value-type="float" office:value="20" calcext:value-type="float">
            <text:p>20</text:p>
          </table:table-cell>
          <table:table-cell office:value-type="float" office:value="1.10731122353101" calcext:value-type="float">
            <text:p>1,10731122353101</text:p>
          </table:table-cell>
          <table:table-cell table:number-columns-repeated="3"/>
        </table:table-row>
        <table:table-row table:style-name="ro1">
          <table:table-cell office:value-type="float" office:value="0.667" calcext:value-type="float">
            <text:p>0,667</text:p>
          </table:table-cell>
          <table:table-cell office:value-type="float" office:value="20.3491457776135" calcext:value-type="float">
            <text:p>20,3491457776135</text:p>
          </table:table-cell>
          <table:table-cell office:value-type="float" office:value="22" calcext:value-type="float">
            <text:p>22</text:p>
          </table:table-cell>
          <table:table-cell office:value-type="float" office:value="1.65085422238647" calcext:value-type="float">
            <text:p>1,65085422238647</text:p>
          </table:table-cell>
          <table:table-cell table:number-columns-repeated="3"/>
        </table:table-row>
        <table:table-row table:style-name="ro1">
          <table:table-cell office:value-type="float" office:value="0.708" calcext:value-type="float">
            <text:p>0,708</text:p>
          </table:table-cell>
          <table:table-cell office:value-type="float" office:value="21.0955799907001" calcext:value-type="float">
            <text:p>21,0955799907001</text:p>
          </table:table-cell>
          <table:table-cell office:value-type="float" office:value="24" calcext:value-type="float">
            <text:p>24</text:p>
          </table:table-cell>
          <table:table-cell office:value-type="float" office:value="2.90442000929989" calcext:value-type="float">
            <text:p>2,90442000929989</text:p>
          </table:table-cell>
          <table:table-cell table:number-columns-repeated="3"/>
        </table:table-row>
        <table:table-row table:style-name="ro1">
          <table:table-cell office:value-type="float" office:value="0.775" calcext:value-type="float">
            <text:p>0,775</text:p>
          </table:table-cell>
          <table:table-cell office:value-type="float" office:value="22.3153627291587" calcext:value-type="float">
            <text:p>22,3153627291587</text:p>
          </table:table-cell>
          <table:table-cell office:value-type="float" office:value="26" calcext:value-type="float">
            <text:p>26</text:p>
          </table:table-cell>
          <table:table-cell office:value-type="float" office:value="3.68463727084134" calcext:value-type="float">
            <text:p>3,68463727084134</text:p>
          </table:table-cell>
          <table:table-cell table:number-columns-repeated="3"/>
        </table:table-row>
        <table:table-row table:style-name="ro1">
          <table:table-cell office:value-type="float" office:value="0.912" calcext:value-type="float">
            <text:p>0,912</text:p>
          </table:table-cell>
          <table:table-cell office:value-type="float" office:value="24.8095453436187" calcext:value-type="float">
            <text:p>24,8095453436187</text:p>
          </table:table-cell>
          <table:table-cell office:value-type="float" office:value="28" calcext:value-type="float">
            <text:p>28</text:p>
          </table:table-cell>
          <table:table-cell office:value-type="float" office:value="3.19045465638131" calcext:value-type="float">
            <text:p>3,19045465638131</text:p>
          </table:table-cell>
          <table:table-cell table:number-columns-repeated="3"/>
        </table:table-row>
        <table:table-row table:style-name="ro1">
          <table:table-cell office:value-type="float" office:value="1.31" calcext:value-type="float">
            <text:p>1,31</text:p>
          </table:table-cell>
          <table:table-cell office:value-type="float" office:value="32.0554189243128" calcext:value-type="float">
            <text:p>32,0554189243128</text:p>
          </table:table-cell>
          <table:table-cell office:value-type="float" office:value="30" calcext:value-type="float">
            <text:p>30</text:p>
          </table:table-cell>
          <table:table-cell office:value-type="float" office:value="-2.05541892431279" calcext:value-type="float">
            <text:p>-2,05541892431279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33.6939330506004" calcext:value-type="float">
            <text:p>33,6939330506004</text:p>
          </table:table-cell>
          <table:table-cell office:value-type="float" office:value="32" calcext:value-type="float">
            <text:p>32</text:p>
          </table:table-cell>
          <table:table-cell office:value-type="float" office:value="-1.6939330506004" calcext:value-type="float">
            <text:p>-1,6939330506004</text:p>
          </table:table-cell>
          <table:table-cell table:number-columns-repeated="3"/>
        </table:table-row>
        <table:table-row table:style-name="ro1">
          <table:table-cell office:value-type="float" office:value="1.29" calcext:value-type="float">
            <text:p>1,29</text:p>
          </table:table-cell>
          <table:table-cell office:value-type="float" office:value="31.6913046740267" calcext:value-type="float">
            <text:p>31,6913046740267</text:p>
          </table:table-cell>
          <table:table-cell office:value-type="float" office:value="34" calcext:value-type="float">
            <text:p>34</text:p>
          </table:table-cell>
          <table:table-cell office:value-type="float" office:value="2.30869532597335" calcext:value-type="float">
            <text:p>2,30869532597335</text:p>
          </table:table-cell>
          <table:table-cell table:number-columns-repeated="3"/>
        </table:table-row>
        <table:table-row table:style-name="ro1">
          <table:table-cell office:value-type="float" office:value="1.06" calcext:value-type="float">
            <text:p>1,06</text:p>
          </table:table-cell>
          <table:table-cell office:value-type="float" office:value="27.5039907957361" calcext:value-type="float">
            <text:p>27,5039907957361</text:p>
          </table:table-cell>
          <table:table-cell office:value-type="float" office:value="36" calcext:value-type="float">
            <text:p>36</text:p>
          </table:table-cell>
          <table:table-cell office:value-type="float" office:value="8.49600920426391" calcext:value-type="float">
            <text:p>8,49600920426391</text:p>
          </table:table-cell>
          <table:table-cell table:number-columns-repeated="3"/>
        </table:table-row>
        <table:table-row table:style-name="ro1">
          <table:table-cell office:value-type="float" office:value="1.23" calcext:value-type="float">
            <text:p>1,23</text:p>
          </table:table-cell>
          <table:table-cell office:value-type="float" office:value="30.5989619231682" calcext:value-type="float">
            <text:p>30,5989619231682</text:p>
          </table:table-cell>
          <table:table-cell office:value-type="float" office:value="38" calcext:value-type="float">
            <text:p>38</text:p>
          </table:table-cell>
          <table:table-cell office:value-type="float" office:value="7.40103807683175" calcext:value-type="float">
            <text:p>7,40103807683175</text:p>
          </table:table-cell>
          <table:table-cell table:number-columns-repeated="3"/>
        </table:table-row>
        <table:table-row table:style-name="ro1">
          <table:table-cell office:value-type="float" office:value="2.34" calcext:value-type="float">
            <text:p>2,34</text:p>
          </table:table-cell>
          <table:table-cell office:value-type="float" office:value="50.8073028140488" calcext:value-type="float">
            <text:p>50,8073028140488</text:p>
          </table:table-cell>
          <table:table-cell office:value-type="float" office:value="40" calcext:value-type="float">
            <text:p>40</text:p>
          </table:table-cell>
          <table:table-cell office:value-type="float" office:value="-10.8073028140488" calcext:value-type="float">
            <text:p>-10,807302814048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9">
      <number:number number:decimal-places="5" number:min-decimal-places="5" number:min-integer-digits="1" number:grouping="true"/>
    </number:number-style>
    <number:number-style style:name="N110">
      <number:number number:decimal-places="13" number:min-decimal-places="13"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21:53:42.74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1T18:35:57.824000000</meta:creation-date>
    <dc:date>2021-12-03T22:19:31.392000000</dc:date>
    <meta:editing-duration>PT1H16M8S</meta:editing-duration>
    <meta:editing-cycles>3</meta:editing-cycles>
    <meta:generator>LibreOffice/7.1.3.2$Windows_X86_64 LibreOffice_project/47f78053abe362b9384784d31a6e56f8511eb1c1</meta:generator>
    <meta:document-statistic meta:table-count="1" meta:cell-count="213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8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8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11.651cm" xlink:href=".." xlink:type="simple" chart:class="chart:scatter" chart:style-name="ch1">
        <chart:title svg:x="3.525cm" svg:y="0.369cm" chart:style-name="ch2">
          <text:p>Tamanho da palavra por tempo de execução</text:p>
        </chart:title>
        <chart:plot-area chart:style-name="ch3" table:cell-range-address="Planilha1.B1:Planilha1.B21 Planilha1.A2:Planilha1.A21" chart:data-source-has-labels="row" svg:x="1.331cm" svg:y="1.381cm" svg:width="14.349cm" svg:height="9.056cm">
          <chart:coordinate-region svg:x="1.952cm" svg:y="1.581cm" svg:width="13.21cm" svg:height="8.209cm"/>
          <chart:axis chart:dimension="x" chart:name="primary-x" chart:style-name="ch4">
            <chart:title svg:x="6.847cm" svg:y="10.67cm" chart:style-name="ch5">
              <text:p>Tempo execução (ms)</text:p>
            </chart:title>
          </chart:axis>
          <chart:axis chart:dimension="y" chart:name="primary-y" chart:style-name="ch6">
            <chart:title svg:x="0.451cm" svg:y="7.567cm" chart:style-name="ch7">
              <text:p>Tamanho palavra (un)</text:p>
            </chart:title>
          </chart:axis>
          <chart:series chart:style-name="ch8" chart:values-cell-range-address="Planilha1.A2:Planilha1.A21" chart:label-cell-address="Planilha1.B1:Planilha1.B1" chart:class="chart:scatter">
            <chart:domain table:cell-range-address="Planilha1.B2:Planilha1.B21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tempo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36">
                <text:p>0.0536</text:p>
                <draw:g>
                  <svg:desc>Planilha1.B2:Planilha1.B21</svg:desc>
                </draw:g>
              </table:table-cell>
              <table:table-cell office:value-type="float" office:value="2">
                <text:p>2</text:p>
                <draw:g>
                  <svg:desc>Planilha1.A2:Planilha1.A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2">
                <text:p>0.04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2">
                <text:p>0.06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1">
                <text:p>0.1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7">
                <text:p>0.1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2">
                <text:p>0.1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5">
                <text:p>0.2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9">
                <text:p>0.4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">
                <text:p>0.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7">
                <text:p>0.5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7">
                <text:p>0.6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08">
                <text:p>0.7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5">
                <text:p>0.7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2">
                <text:p>0.9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1">
                <text:p>1.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">
                <text:p>1.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9">
                <text:p>1.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">
                <text:p>1.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3">
                <text:p>1.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4">
                <text:p>2.34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8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8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cm" svg:stroke-color="#ff0000"/>
    </style:style>
    <style:style style:name="ch10" style:family="chart" style:data-style-name="N121"/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1.47cm" xlink:href=".." xlink:type="simple" chart:class="chart:scatter" chart:style-name="ch1">
        <chart:title svg:x="3.525cm" svg:y="0.365cm" chart:style-name="ch2">
          <text:p>Tamanho da palavra por tempo de execução</text:p>
        </chart:title>
        <chart:plot-area chart:style-name="ch3" table:cell-range-address="Planilha1.B1:Planilha1.B21 Planilha1.A2:Planilha1.A21" chart:data-source-has-labels="row" svg:x="1.331cm" svg:y="1.373cm" svg:width="14.349cm" svg:height="8.887cm">
          <chart:coordinate-region svg:x="1.952cm" svg:y="1.573cm" svg:width="13.21cm" svg:height="8.04cm"/>
          <chart:axis chart:dimension="x" chart:name="primary-x" chart:style-name="ch4">
            <chart:title svg:x="6.847cm" svg:y="10.489cm" chart:style-name="ch5">
              <text:p>Tempo execução (ms)</text:p>
            </chart:title>
          </chart:axis>
          <chart:axis chart:dimension="y" chart:name="primary-y" chart:style-name="ch6">
            <chart:title svg:x="0.451cm" svg:y="7.474cm" chart:style-name="ch7">
              <text:p>Tamanho palavra (un)</text:p>
            </chart:title>
          </chart:axis>
          <chart:series chart:style-name="ch8" chart:values-cell-range-address="Planilha1.A2:Planilha1.A21" chart:label-cell-address="Planilha1.B1:Planilha1.B1" chart:class="chart:scatter">
            <chart:domain table:cell-range-address="Planilha1.B2:Planilha1.B21"/>
            <chart:regression-curve chart:style-name="ch9">
              <chart:equation chart:display-equation="true" chart:display-r-square="false" chart:style-name="ch10"/>
            </chart:regression-curve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tempo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36">
                <text:p>0.0536</text:p>
                <draw:g>
                  <svg:desc>Planilha1.B2:Planilha1.B21</svg:desc>
                </draw:g>
              </table:table-cell>
              <table:table-cell office:value-type="float" office:value="2">
                <text:p>2</text:p>
                <draw:g>
                  <svg:desc>Planilha1.A2:Planilha1.A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2">
                <text:p>0.04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2">
                <text:p>0.06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1">
                <text:p>0.1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7">
                <text:p>0.1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2">
                <text:p>0.1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5">
                <text:p>0.2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9">
                <text:p>0.4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">
                <text:p>0.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7">
                <text:p>0.5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7">
                <text:p>0.6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08">
                <text:p>0.7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5">
                <text:p>0.7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2">
                <text:p>0.9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1">
                <text:p>1.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">
                <text:p>1.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9">
                <text:p>1.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">
                <text:p>1.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3">
                <text:p>1.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4">
                <text:p>2.34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